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style:font-name="Times New Roman" fo:language="ru" fo:country="RU" style:font-name-asian="Times New Roman1" style:font-name-complex="Times New Roman1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language="ru" fo:country="RU" style:font-name-asian="Times New Roman1" style:font-name-complex="Times New Roman1"/>
    </style:style>
    <style:style style:name="T11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3" style:family="text">
      <style:text-properties style:font-name-asian="Times New Roman1" style:font-name-complex="Times New Roman1"/>
    </style:style>
    <style:style style:name="T14" style:family="text">
      <style:text-properties fo:font-weight="bold" style:font-name-asian="Times New Roman1" style:font-weight-asian="bold" style:font-name-complex="Times New Roman1" style:font-weight-complex="bold"/>
    </style:style>
    <style:style style:name="T15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66cm" svg:height="0.66cm" draw:z-index="0"><draw:image xlink:href="../../odt/images/3065.png" xlink:type="simple" xlink:show="embed" xlink:actuate="onLoad"/></draw:frame></text:p>
          </table:table-cell>
          <table:table-cell table:style-name="Table1.B1" office:value-type="string">
            <text:h text:style-name="P7" text:outline-level="1">Векторное И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8">C-</text:span>код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461cm" svg:height="1.139cm" draw:z-index="1"><draw:image xlink:href="../../odt/images/3065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6">на схем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2"><text:span text:style-name="T10">Блок является аналогом логического блока «И»,</text:span><text:span text:style-name="T13"> </text:span><text:span text:style-name="T14">векторизован</text:span><text:span text:style-name="T13"> и </text:span><text:span text:style-name="T10">работает по следующему </text:span><text:span text:style-name="T13">алгоритму:</text:span></text:p>
            <text:p text:style-name="P3"><text:span text:style-name="T15"><draw:frame draw:style-name="fr3" draw:name="Объект7" text:anchor-type="as-char" svg:width="9.11cm" svg:height="1.393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5">,</text:span></text:p>
            <text:p text:style-name="P2"><text:span text:style-name="T11">где </text:span><text:span text:style-name="T11"><draw:frame draw:style-name="fr3" draw:name="Объект5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1"> – выходной </text:span><text:span text:style-name="T12">скалярный</text:span><text:span text:style-name="T11"> сигнал блока, <text:s/></text:span><text:span text:style-name="T11"><draw:frame draw:style-name="fr3" draw:name="Объект6" text:anchor-type="as-char" svg:width="1.461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1">– </text:span><text:span text:style-name="T9">i-</text:span><text:span text:style-name="T11">ый элемент </text:span><text:span text:style-name="T9">j-</text:span><text:span text:style-name="T11">ого входного векторного сигнала.</text:span></text:p>
            <text:p text:style-name="P2"><text:span text:style-name="T14">Свойство</text:span><text:span text:style-name="T15">:</text:span></text:p>
            <text:list xml:id="list5389671927534246049" text:style-name="L1">
              <text:list-item>
                <text:p text:style-name="P4">Количество портов — количество входных сигналов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екторное И</dc:title>
    <dc:date>2014-12-01T18:47:30.99</dc:date>
    <meta:generator>OpenOffice/4.1.1$Win32 OpenOffice.org_project/411m6$Build-9775</meta:generator>
    <meta:editing-duration>PT1H15M15S</meta:editing-duration>
    <meta:editing-cycles>36</meta:editing-cycles>
    <meta:document-statistic meta:table-count="1" meta:image-count="2" meta:object-count="3" meta:page-count="1" meta:paragraph-count="11" meta:word-count="46" meta:character-count="30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 mathvariant="italic">все</mi>
                    <mi/>
                    <msub>
                      <mi>u</mi>
                      <mrow>
                        <mi>i</mi>
                        <mi>,</mi>
                        <mi>j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 mathvariant="italic">хотя</mi>
                    <mi mathvariant="italic">бы</mi>
                    <mi mathvariant="italic">один</mi>
                    <mi mathvariant="italic">из</mi>
                    <mi/>
                    <msub>
                      <mi>u</mi>
                      <mrow>
                        <mi>i</mi>
                        <mi>,</mi>
                        <mi>j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все ~ u_{i,j}(t) = 1; #
alignl 0, ~ если хотя бы один из ~ u_{i,j}(t) = 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row>
          <mi>i</mi>
          <mi>,</mi>
          <mi>j</mi>
        </mrow>
      </msub>
      <mrow>
        <mo stretchy="false">(</mo>
        <mrow>
          <mi>t</mi>
        </mrow>
        <mo stretchy="false">)</mo>
      </mrow>
    </mrow>
    <annotation encoding="StarMath 5.0">u_{i,j}(t)</annotation>
  </semantics>
</math>
</file>